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24-12-3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24-01-10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23-01-04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21-12-30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21-01-06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20-01-02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18-12-27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17-12-27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17-01-04 19:0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16-01-13 19:46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15-01-07 18:38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13-01-14 17:36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12-01-18 17:16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11-01-05 17:19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10-01-0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09-01-07 19:41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08-01-16 18:38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07-01-04 21:17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06-01-07 00:08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05-01-16 15:33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04-01-06 20:5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03-01-13 18:16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02-01-08 22:3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01-01-13 00:08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2000-01-04 21:12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99-01-15 16:3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98-01-16 19:41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9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9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9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9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8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8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8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8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8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837097225301</text:p>
          </table:table-cell>
          <table:table-cell office:value-type="string" calcext:value-type="string">
            <text:p>198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